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svg:stroke-width="0.2cm" svg:stroke-color="#0084d1" draw:marker-start-width="0.8cm" draw:marker-end-width="0.8cm" draw:fill="none" draw:textarea-vertical-align="middle" fo:padding-top="0.225cm" fo:padding-bottom="0.225cm" fo:padding-left="0.35cm" fo:padding-right="0.35cm"/>
    </style:style>
    <style:style style:name="gr3" style:family="graphic" style:parent-style-name="objectwithoutfill">
      <style:graphic-properties svg:stroke-width="0.2cm" svg:stroke-color="#2489db" draw:marker-start-width="0.8cm" draw:marker-end-width="0.8cm" draw:fill="none" draw:textarea-vertical-align="middle" fo:padding-top="0.225cm" fo:padding-bottom="0.225cm" fo:padding-left="0.35cm" fo:padding-right="0.35cm"/>
    </style:style>
    <style:style style:name="gr4" style:family="graphic" style:parent-style-name="standard">
      <style:graphic-properties draw:stroke="none" draw:textarea-horizontal-align="justify" draw:textarea-vertical-align="middle" draw:auto-grow-height="false"/>
    </style:style>
    <style:style style:name="gr5" style:family="graphic" style:parent-style-name="objectwithoutfill">
      <style:graphic-properties svg:stroke-color="#6666ff" draw:fill="none" draw:textarea-vertical-align="middle"/>
    </style:style>
    <style:style style:name="gr6" style:family="graphic" style:parent-style-name="standard">
      <style:graphic-properties draw:textarea-horizontal-align="justify" draw:textarea-vertical-align="middle" draw:auto-grow-height="false" fo:min-height="0cm" fo:min-width="0cm"/>
    </style:style>
    <style:style style:name="gr7" style:family="graphic" style:parent-style-name="objectwithoutfill">
      <style:graphic-properties svg:stroke-width="0.2cm" svg:stroke-color="#8b8378" draw:marker-start-width="0.8cm" draw:marker-end-width="0.8cm" draw:fill="none" draw:textarea-vertical-align="middle" fo:padding-top="0.225cm" fo:padding-bottom="0.225cm" fo:padding-left="0.35cm" fo:padding-right="0.35cm"/>
    </style:style>
    <style:style style:name="P1" style:family="paragraph">
      <style:paragraph-properties fo:text-align="center"/>
    </style:style>
    <style:style style:name="P2" style:family="paragraph">
      <loext:graphic-properties draw:fill="none"/>
      <style:paragraph-properties fo:text-align="center"/>
    </style:style>
  </office:automatic-styles>
  <office:body>
    <office:drawing>
      <draw:page draw:name="page1" draw:style-name="dp1" draw:master-page-name="Default">
        <draw:custom-shape draw:style-name="gr1" draw:text-style-name="P1" draw:layer="layout" svg:width="1.2cm" svg:height="1.3cm" svg:x="7.799cm" svg:y="11.83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 draw:text-style-name="P1" draw:layer="layout" svg:width="0.9cm" svg:height="1.4cm" svg:x="7.943cm" svg:y="10.167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line draw:style-name="gr2" draw:text-style-name="P2" draw:layer="layout" svg:x1="8.043cm" svg:y1="15.967cm" svg:x2="7.543cm" svg:y2="19.067cm">
            <text:p/>
          </draw:line>
          <draw:custom-shape draw:style-name="gr1" draw:text-style-name="P1" draw:layer="layout" svg:width="1.43cm" svg:height="0.3cm" draw:transform="rotate (-0.0233874119767237) translate (6.813cm 18.96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2" draw:text-style-name="P2" draw:layer="layout" svg:x1="8.806cm" svg:y1="15.967cm" svg:x2="9.306cm" svg:y2="19.067cm">
            <text:p/>
          </draw:line>
          <draw:custom-shape draw:style-name="gr1" draw:text-style-name="P1" draw:layer="layout" svg:width="1.43cm" svg:height="0.3cm" draw:transform="rotate (-0.0233874119767237) translate (8.6cm 18.967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1" draw:text-style-name="P1" draw:layer="layout" svg:width="1.2cm" svg:height="1.1cm" svg:x="7.799cm" svg:y="14.93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path draw:style-name="gr3" draw:text-style-name="P2" draw:layer="layout" svg:width="0.536cm" svg:height="2.076cm" draw:transform="rotate (1.01159283445591) translate (8.53914579078837cm 13.7981164811544cm)" svg:viewBox="0 0 537 2077" svg:d="M535 0c-1 148-18 298 0 444 20 160-102 257-117 405-14 131-45 263-78 392-35 134-35 270-66 405-36 153-126 286-235 392l-39 39">
          <text:p/>
        </draw:path>
        <draw:path draw:style-name="gr3" draw:text-style-name="P2" draw:layer="layout" svg:width="0.087cm" svg:height="0.602cm" svg:x="8.357cm" svg:y="11.496cm" svg:viewBox="0 0 88 603" svg:d="M0 0c30 146 58 293 88 441v147 15">
          <text:p/>
        </draw:path>
        <draw:path draw:style-name="gr3" draw:text-style-name="P2" draw:layer="layout" svg:width="1.623cm" svg:height="1.4cm" draw:transform="rotate (-3.14159265358979) translate (7.824cm 13.301cm)" svg:viewBox="0 0 1624 1401" svg:d="M0 0c132 66 259 148 398 197 151 53 185 205 310 285 112 71 216 157 317 244 105 91 227 150 334 239 121 100 201 239 247 384l18 52">
          <text:p/>
        </draw:path>
        <draw:custom-shape draw:style-name="gr4" draw:text-style-name="P1" draw:layer="layout" svg:width="1.2cm" svg:height="3cm" svg:x="7.799cm" svg:y="12.53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5" draw:text-style-name="P2" draw:layer="layout" svg:x1="8.999cm" svg:y1="12.734cm" svg:x2="8.999cm" svg:y2="15.534cm">
          <text:p/>
        </draw:line>
        <draw:line draw:style-name="gr5" draw:text-style-name="P2" draw:layer="layout" svg:x1="7.799cm" svg:y1="12.534cm" svg:x2="7.799cm" svg:y2="15.334cm">
          <text:p/>
        </draw:line>
        <draw:custom-shape draw:style-name="gr6" draw:text-style-name="P1" draw:layer="layout" svg:width="0.711cm" svg:height="0.355cm" draw:transform="rotate (-2.6478390082006) translate (6.635cm 11.99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 draw:text-style-name="P1" draw:layer="layout" svg:width="0.711cm" svg:height="0.355cm" draw:transform="rotate (-2.88188766089304) translate (10.7cm 15.017cm)">
          <text:p/>
          <draw:enhanced-geometry svg:viewBox="0 0 21600 21600" draw:glue-points="?f0 0 ?f1 10800 0 21600 10800 21600 21600 21600 ?f7 10800" draw:text-areas="?f1 10800 ?f2 18000 ?f3 7200 ?f4 21600" draw:mirror-vertical="true" draw:mirror-horizont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7" draw:text-style-name="P2" draw:layer="layout" svg:x1="6.2cm" svg:y1="11.9cm" svg:x2="4.7cm" svg:y2="9.4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Deep_20_Blue" draw:display-name="Deep Blue" draw:style="linear" draw:start-color="#204a87" draw:end-color="#729fcf" draw:start-intensity="100%" draw:end-intensity="100%" draw:angle="15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20-02-28T12:01:41.152688072</dc:date>
    <meta:generator>LibreOffice/6.0.2.1$Linux_X86_64 LibreOffice_project/00m0$Build-1</meta:generator>
    <meta:editing-duration>PT15M32S</meta:editing-duration>
    <meta:editing-cycles>8</meta:editing-cycles>
    <meta:document-statistic meta:object-count="18"/>
  </office:meta>
</office:document-meta>
</file>